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2000570_3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197 kWh</text:p>
          </table:table-cell>
          <table:table-cell office:value-type="float" office:value="1127.69" calcext:value-type="float">
            <text:p>1127.69</text:p>
          </table:table-cell>
          <table:table-cell office:value-type="string" calcext:value-type="string">
            <text:p>13-01-2018</text:p>
          </table:table-cell>
          <table:table-cell office:value-type="string" calcext:value-type="string">
            <text:p>10-02-2017</text:p>
          </table:table-cell>
          <table:table-cell office:value-type="float" office:value="9.53" calcext:value-type="float">
            <text:p>9.53</text:p>
          </table:table-cell>
          <table:table-cell office:value-type="float" office:value="-441.89" calcext:value-type="float">
            <text:p>-441.89</text:p>
          </table:table-cell>
          <table:table-cell office:value-type="string" calcext:value-type="string">
            <text:p>T-J</text:p>
          </table:table-cell>
          <table:table-cell office:value-type="float" office:value="962.96" calcext:value-type="float">
            <text:p>962.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215 kWh</text:p>
          </table:table-cell>
          <table:table-cell office:value-type="float" office:value="1354.17" calcext:value-type="float">
            <text:p>1354.17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3-01-2017</text:p>
          </table:table-cell>
          <table:table-cell office:value-type="float" office:value="10.81" calcext:value-type="float">
            <text:p>10.81</text:p>
          </table:table-cell>
          <table:table-cell office:value-type="float" office:value="-440.18" calcext:value-type="float">
            <text:p>-440.18</text:p>
          </table:table-cell>
          <table:table-cell office:value-type="string" calcext:value-type="string">
            <text:p>T-J</text:p>
          </table:table-cell>
          <table:table-cell office:value-type="float" office:value="1091.8" calcext:value-type="float">
            <text:p>1091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270 kWh</text:p>
          </table:table-cell>
          <table:table-cell office:value-type="float" office:value="1746.76" calcext:value-type="float">
            <text:p>1746.76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14.75" calcext:value-type="float">
            <text:p>14.75</text:p>
          </table:table-cell>
          <table:table-cell office:value-type="float" office:value="-438.03" calcext:value-type="float">
            <text:p>-438.03</text:p>
          </table:table-cell>
          <table:table-cell office:value-type="string" calcext:value-type="string">
            <text:p>T-J</text:p>
          </table:table-cell>
          <table:table-cell office:value-type="float" office:value="1489.8" calcext:value-type="float">
            <text:p>1489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249 kWh</text:p>
          </table:table-cell>
          <table:table-cell office:value-type="float" office:value="1587.77" calcext:value-type="float">
            <text:p>1587.77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13.17" calcext:value-type="float">
            <text:p>13.17</text:p>
          </table:table-cell>
          <table:table-cell office:value-type="float" office:value="-436.27" calcext:value-type="float">
            <text:p>-436.27</text:p>
          </table:table-cell>
          <table:table-cell office:value-type="string" calcext:value-type="string">
            <text:p>T-J</text:p>
          </table:table-cell>
          <table:table-cell office:value-type="float" office:value="1330.3" calcext:value-type="float">
            <text:p>1330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" calcext:value-type="float">
            <text:p>78.7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254 kWh</text:p>
          </table:table-cell>
          <table:table-cell office:value-type="float" office:value="1617.36" calcext:value-type="float">
            <text:p>1617.36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13.48" calcext:value-type="float">
            <text:p>13.48</text:p>
          </table:table-cell>
          <table:table-cell office:value-type="float" office:value="-434.46" calcext:value-type="float">
            <text:p>-434.46</text:p>
          </table:table-cell>
          <table:table-cell office:value-type="string" calcext:value-type="string">
            <text:p>T-J</text:p>
          </table:table-cell>
          <table:table-cell office:value-type="float" office:value="1361.34" calcext:value-type="float">
            <text:p>1361.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200 kWh</text:p>
          </table:table-cell>
          <table:table-cell office:value-type="float" office:value="1224.5" calcext:value-type="float">
            <text:p>1224.5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9.56" calcext:value-type="float">
            <text:p>9.56</text:p>
          </table:table-cell>
          <table:table-cell office:value-type="float" office:value="-432.99" calcext:value-type="float">
            <text:p>-432.99</text:p>
          </table:table-cell>
          <table:table-cell office:value-type="string" calcext:value-type="string">
            <text:p>T-J</text:p>
          </table:table-cell>
          <table:table-cell office:value-type="float" office:value="965.36" calcext:value-type="float">
            <text:p>965.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171 kWh</text:p>
          </table:table-cell>
          <table:table-cell office:value-type="float" office:value="1013.11" calcext:value-type="float">
            <text:p>1013.11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7.45" calcext:value-type="float">
            <text:p>7.45</text:p>
          </table:table-cell>
          <table:table-cell office:value-type="float" office:value="-431.57" calcext:value-type="float">
            <text:p>-431.57</text:p>
          </table:table-cell>
          <table:table-cell office:value-type="string" calcext:value-type="string">
            <text:p>T-J</text:p>
          </table:table-cell>
          <table:table-cell office:value-type="float" office:value="752.61" calcext:value-type="float">
            <text:p>752.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173 kWh</text:p>
          </table:table-cell>
          <table:table-cell office:value-type="float" office:value="1023.12" calcext:value-type="float">
            <text:p>1023.12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7.56" calcext:value-type="float">
            <text:p>7.56</text:p>
          </table:table-cell>
          <table:table-cell office:value-type="float" office:value="-429.76" calcext:value-type="float">
            <text:p>-429.76</text:p>
          </table:table-cell>
          <table:table-cell office:value-type="string" calcext:value-type="string">
            <text:p>T-J</text:p>
          </table:table-cell>
          <table:table-cell office:value-type="float" office:value="763.87" calcext:value-type="float">
            <text:p>763.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227 kWh</text:p>
          </table:table-cell>
          <table:table-cell office:value-type="float" office:value="1382.48" calcext:value-type="float">
            <text:p>1382.48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11.26" calcext:value-type="float">
            <text:p>11.26</text:p>
          </table:table-cell>
          <table:table-cell office:value-type="float" office:value="-418.55" calcext:value-type="float">
            <text:p>-418.55</text:p>
          </table:table-cell>
          <table:table-cell office:value-type="string" calcext:value-type="string">
            <text:p>T-J</text:p>
          </table:table-cell>
          <table:table-cell office:value-type="float" office:value="1137.46" calcext:value-type="float">
            <text:p>1137.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252 kWh</text:p>
          </table:table-cell>
          <table:table-cell office:value-type="float" office:value="1536.47" calcext:value-type="float">
            <text:p>1536.47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12.82" calcext:value-type="float">
            <text:p>12.82</text:p>
          </table:table-cell>
          <table:table-cell office:value-type="float" office:value="-416.45" calcext:value-type="float">
            <text:p>-416.45</text:p>
          </table:table-cell>
          <table:table-cell office:value-type="string" calcext:value-type="string">
            <text:p>T-J</text:p>
          </table:table-cell>
          <table:table-cell office:value-type="float" office:value="1295.31" calcext:value-type="float">
            <text:p>1295.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205 kWh</text:p>
          </table:table-cell>
          <table:table-cell office:value-type="float" office:value="1208.04" calcext:value-type="float">
            <text:p>1208.04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9.55" calcext:value-type="float">
            <text:p>9.55</text:p>
          </table:table-cell>
          <table:table-cell office:value-type="float" office:value="-415.01" calcext:value-type="float">
            <text:p>-415.01</text:p>
          </table:table-cell>
          <table:table-cell office:value-type="string" calcext:value-type="string">
            <text:p>T-J</text:p>
          </table:table-cell>
          <table:table-cell office:value-type="float" office:value="964.37" calcext:value-type="float">
            <text:p>964.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216 kWh</text:p>
          </table:table-cell>
          <table:table-cell office:value-type="float" office:value="1256.42" calcext:value-type="float">
            <text:p>1256.42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10.04" calcext:value-type="float">
            <text:p>10.04</text:p>
          </table:table-cell>
          <table:table-cell office:value-type="float" office:value="-413.32" calcext:value-type="float">
            <text:p>-413.32</text:p>
          </table:table-cell>
          <table:table-cell office:value-type="string" calcext:value-type="string">
            <text:p>T-J</text:p>
          </table:table-cell>
          <table:table-cell office:value-type="float" office:value="1014.29" calcext:value-type="float">
            <text:p>1014.29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5:48:27.059000000</meta:creation-date>
    <dc:date>2018-03-27T06:18:40.774000000</dc:date>
    <meta:editing-duration>PT8M1S</meta:editing-duration>
    <meta:editing-cycles>1</meta:editing-cycles>
    <meta:document-statistic meta:table-count="1" meta:cell-count="142" meta:object-count="0"/>
    <meta:generator>LibreOffice/5.3.4.2$Windows_x86 LibreOffice_project/f82d347ccc0be322489bf7da61d7e4ad13fe2ff3</meta:generator>
  </office:meta>
</office:document-meta>
</file>